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35.21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lutions" table:style-name="ta1">
        <table:shapes>
          <draw:frame draw:z-index="0" draw:style-name="gr1" draw:text-style-name="P1" svg:width="453.4pt" svg:height="329.47pt" svg:x="634.31pt" svg:y="37.47pt">
            <draw:object draw:notify-on-update-of-ranges="solutions.E4:solutions.E29 solutions.I3:solutions.I3 solutions.I4:solutions.I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35.36pt" svg:y="400.11pt">
            <draw:object draw:notify-on-update-of-ranges="solutions.E4:solutions.E29 solutions.H4:solutions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7,8],[]] <text:s text:c="3"/>Mov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6,8,7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6,8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um Coun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Cum Freq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7,8,6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table:formula="of:=FREQUENCY([.$C$1:.$C$40320]; [.E4])" office:value-type="float" office:value="1" calcext:value-type="float">
            <text:p>1</text:p>
          </table:table-cell>
          <table:table-cell table:style-name="ce1" table:formula="of:=[.F4]" office:value-type="float" office:value="1" calcext:value-type="float">
            <text:p>1</text:p>
          </table:table-cell>
          <table:table-cell table:style-name="ce2" table:formula="of:=[.G4]/[.$F$29]" office:value-type="float" office:value="0.000181818181818182" calcext:value-type="float">
            <text:p>0.0002</text:p>
          </table:table-cell>
          <table:table-cell table:style-name="ce2" table:formula="of:=[.F4]/[.$F$29]" office:value-type="float" office:value="0.00018181818181818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6,7],[]] <text:s text:c="3"/>Moves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table:formula="of:=FREQUENCY([.$C$1:.$C$40320]; [.E5])" office:value-type="float" office:value="1" calcext:value-type="float">
            <text:p>1</text:p>
          </table:table-cell>
          <table:table-cell table:style-name="ce1" table:formula="of:=[.F5]-[.F4]" office:value-type="float" office:value="0" calcext:value-type="float">
            <text:p>0</text:p>
          </table:table-cell>
          <table:table-cell table:style-name="ce2" table:formula="of:=[.G5]/[.$F$29]" office:value-type="float" office:value="0" calcext:value-type="float">
            <text:p>0.0000</text:p>
          </table:table-cell>
          <table:table-cell table:style-name="ce2" table:formula="of:=[.F5]/[.$F$29]" office:value-type="float" office:value="0.00018181818181818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5],[8,7,6],[]] <text:s text:c="3"/>Move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FREQUENCY([.$C$1:.$C$40320]; [.E6])" office:value-type="float" office:value="1" calcext:value-type="float">
            <text:p>1</text:p>
          </table:table-cell>
          <table:table-cell table:style-name="ce1" table:formula="of:=[.F6]-[.F5]" office:value-type="float" office:value="0" calcext:value-type="float">
            <text:p>0</text:p>
          </table:table-cell>
          <table:table-cell table:style-name="ce2" table:formula="of:=[.G6]/[.$F$29]" office:value-type="float" office:value="0" calcext:value-type="float">
            <text:p>0.0000</text:p>
          </table:table-cell>
          <table:table-cell table:style-name="ce2" table:formula="of:=[.F6]/[.$F$29]" office:value-type="float" office:value="0.00018181818181818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FREQUENCY([.$C$1:.$C$40320]; [.E7])" office:value-type="float" office:value="1" calcext:value-type="float">
            <text:p>1</text:p>
          </table:table-cell>
          <table:table-cell table:style-name="ce1" table:formula="of:=[.F7]-[.F6]" office:value-type="float" office:value="0" calcext:value-type="float">
            <text:p>0</text:p>
          </table:table-cell>
          <table:table-cell table:style-name="ce2" table:formula="of:=[.G7]/[.$F$29]" office:value-type="float" office:value="0" calcext:value-type="float">
            <text:p>0.0000</text:p>
          </table:table-cell>
          <table:table-cell table:style-name="ce2" table:formula="of:=[.F7]/[.$F$29]" office:value-type="float" office:value="0.00018181818181818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5,8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FREQUENCY([.$C$1:.$C$40320]; [.E8])" office:value-type="float" office:value="1" calcext:value-type="float">
            <text:p>1</text:p>
          </table:table-cell>
          <table:table-cell table:style-name="ce1" table:formula="of:=[.F8]-[.F7]" office:value-type="float" office:value="0" calcext:value-type="float">
            <text:p>0</text:p>
          </table:table-cell>
          <table:table-cell table:style-name="ce2" table:formula="of:=[.G8]/[.$F$29]" office:value-type="float" office:value="0" calcext:value-type="float">
            <text:p>0.0000</text:p>
          </table:table-cell>
          <table:table-cell table:style-name="ce2" table:formula="of:=[.F8]/[.$F$29]" office:value-type="float" office:value="0.000181818181818182" calcext:value-type="float">
            <text:p>0.000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5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FREQUENCY([.$C$1:.$C$40320]; [.E9])" office:value-type="float" office:value="8" calcext:value-type="float">
            <text:p>8</text:p>
          </table:table-cell>
          <table:table-cell table:style-name="ce1" table:formula="of:=[.F9]-[.F8]" office:value-type="float" office:value="7" calcext:value-type="float">
            <text:p>7</text:p>
          </table:table-cell>
          <table:table-cell table:style-name="ce2" table:formula="of:=[.G9]/[.$F$29]" office:value-type="float" office:value="0.00127272727272727" calcext:value-type="float">
            <text:p>0.0013</text:p>
          </table:table-cell>
          <table:table-cell table:style-name="ce2" table:formula="of:=[.F9]/[.$F$29]" office:value-type="float" office:value="0.00145454545454545" calcext:value-type="float">
            <text:p>0.001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7,8,5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FREQUENCY([.$C$1:.$C$40320]; [.E10])" office:value-type="float" office:value="8" calcext:value-type="float">
            <text:p>8</text:p>
          </table:table-cell>
          <table:table-cell table:style-name="ce1" table:formula="of:=[.F10]-[.F9]" office:value-type="float" office:value="0" calcext:value-type="float">
            <text:p>0</text:p>
          </table:table-cell>
          <table:table-cell table:style-name="ce2" table:formula="of:=[.G10]/[.$F$29]" office:value-type="float" office:value="0" calcext:value-type="float">
            <text:p>0.0000</text:p>
          </table:table-cell>
          <table:table-cell table:style-name="ce2" table:formula="of:=[.F10]/[.$F$29]" office:value-type="float" office:value="0.00145454545454545" calcext:value-type="float">
            <text:p>0.001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5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FREQUENCY([.$C$1:.$C$40320]; [.E11])" office:value-type="float" office:value="19" calcext:value-type="float">
            <text:p>19</text:p>
          </table:table-cell>
          <table:table-cell table:style-name="ce1" table:formula="of:=[.F11]-[.F10]" office:value-type="float" office:value="11" calcext:value-type="float">
            <text:p>11</text:p>
          </table:table-cell>
          <table:table-cell table:style-name="ce2" table:formula="of:=[.G11]/[.$F$29]" office:value-type="float" office:value="0.002" calcext:value-type="float">
            <text:p>0.0020</text:p>
          </table:table-cell>
          <table:table-cell table:style-name="ce2" table:formula="of:=[.F11]/[.$F$29]" office:value-type="float" office:value="0.00345454545454545" calcext:value-type="float">
            <text:p>0.003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6],[8,7,5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FREQUENCY([.$C$1:.$C$40320]; [.E12])" office:value-type="float" office:value="42" calcext:value-type="float">
            <text:p>42</text:p>
          </table:table-cell>
          <table:table-cell table:style-name="ce1" table:formula="of:=[.F12]-[.F11]" office:value-type="float" office:value="23" calcext:value-type="float">
            <text:p>23</text:p>
          </table:table-cell>
          <table:table-cell table:style-name="ce2" table:formula="of:=[.G12]/[.$F$29]" office:value-type="float" office:value="0.00418181818181818" calcext:value-type="float">
            <text:p>0.0042</text:p>
          </table:table-cell>
          <table:table-cell table:style-name="ce2" table:formula="of:=[.F12]/[.$F$29]" office:value-type="float" office:value="0.00763636363636364" calcext:value-type="float">
            <text:p>0.007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6,8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FREQUENCY([.$C$1:.$C$40320]; [.E13])" office:value-type="float" office:value="90" calcext:value-type="float">
            <text:p>90</text:p>
          </table:table-cell>
          <table:table-cell table:style-name="ce1" table:formula="of:=[.F13]-[.F12]" office:value-type="float" office:value="48" calcext:value-type="float">
            <text:p>48</text:p>
          </table:table-cell>
          <table:table-cell table:style-name="ce2" table:formula="of:=[.G13]/[.$F$29]" office:value-type="float" office:value="0.00872727272727273" calcext:value-type="float">
            <text:p>0.0087</text:p>
          </table:table-cell>
          <table:table-cell table:style-name="ce2" table:formula="of:=[.F13]/[.$F$29]" office:value-type="float" office:value="0.0163636363636364" calcext:value-type="float">
            <text:p>0.016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5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FREQUENCY([.$C$1:.$C$40320]; [.E14])" office:value-type="float" office:value="168" calcext:value-type="float">
            <text:p>168</text:p>
          </table:table-cell>
          <table:table-cell table:style-name="ce1" table:formula="of:=[.F14]-[.F13]" office:value-type="float" office:value="78" calcext:value-type="float">
            <text:p>78</text:p>
          </table:table-cell>
          <table:table-cell table:style-name="ce2" table:formula="of:=[.G14]/[.$F$29]" office:value-type="float" office:value="0.0141818181818182" calcext:value-type="float">
            <text:p>0.0142</text:p>
          </table:table-cell>
          <table:table-cell table:style-name="ce2" table:formula="of:=[.F14]/[.$F$29]" office:value-type="float" office:value="0.0305454545454545" calcext:value-type="float">
            <text:p>0.030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5,8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FREQUENCY([.$C$1:.$C$40320]; [.E15])" office:value-type="float" office:value="343" calcext:value-type="float">
            <text:p>343</text:p>
          </table:table-cell>
          <table:table-cell table:style-name="ce1" table:formula="of:=[.F15]-[.F14]" office:value-type="float" office:value="175" calcext:value-type="float">
            <text:p>175</text:p>
          </table:table-cell>
          <table:table-cell table:style-name="ce2" table:formula="of:=[.G15]/[.$F$29]" office:value-type="float" office:value="0.0318181818181818" calcext:value-type="float">
            <text:p>0.0318</text:p>
          </table:table-cell>
          <table:table-cell table:style-name="ce2" table:formula="of:=[.F15]/[.$F$29]" office:value-type="float" office:value="0.0623636363636364" calcext:value-type="float">
            <text:p>0.0624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6,8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FREQUENCY([.$C$1:.$C$40320]; [.E16])" office:value-type="float" office:value="642" calcext:value-type="float">
            <text:p>642</text:p>
          </table:table-cell>
          <table:table-cell table:style-name="ce1" table:formula="of:=[.F16]-[.F15]" office:value-type="float" office:value="299" calcext:value-type="float">
            <text:p>299</text:p>
          </table:table-cell>
          <table:table-cell table:style-name="ce2" table:formula="of:=[.G16]/[.$F$29]" office:value-type="float" office:value="0.0543636363636364" calcext:value-type="float">
            <text:p>0.0544</text:p>
          </table:table-cell>
          <table:table-cell table:style-name="ce2" table:formula="of:=[.F16]/[.$F$29]" office:value-type="float" office:value="0.116727272727273" calcext:value-type="float">
            <text:p>0.11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FREQUENCY([.$C$1:.$C$40320]; [.E17])" office:value-type="float" office:value="1137" calcext:value-type="float">
            <text:p>1137</text:p>
          </table:table-cell>
          <table:table-cell table:style-name="ce1" table:formula="of:=[.F17]-[.F16]" office:value-type="float" office:value="495" calcext:value-type="float">
            <text:p>495</text:p>
          </table:table-cell>
          <table:table-cell table:style-name="ce2" table:formula="of:=[.G17]/[.$F$29]" office:value-type="float" office:value="0.09" calcext:value-type="float">
            <text:p>0.0900</text:p>
          </table:table-cell>
          <table:table-cell table:style-name="ce2" table:formula="of:=[.F17]/[.$F$29]" office:value-type="float" office:value="0.206727272727273" calcext:value-type="float">
            <text:p>0.2067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7],[8,6,5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FREQUENCY([.$C$1:.$C$40320]; [.E18])" office:value-type="float" office:value="1812" calcext:value-type="float">
            <text:p>1812</text:p>
          </table:table-cell>
          <table:table-cell table:style-name="ce1" table:formula="of:=[.F18]-[.F17]" office:value-type="float" office:value="675" calcext:value-type="float">
            <text:p>675</text:p>
          </table:table-cell>
          <table:table-cell table:style-name="ce2" table:formula="of:=[.G18]/[.$F$29]" office:value-type="float" office:value="0.122727272727273" calcext:value-type="float">
            <text:p>0.1227</text:p>
          </table:table-cell>
          <table:table-cell table:style-name="ce2" table:formula="of:=[.F18]/[.$F$29]" office:value-type="float" office:value="0.329454545454545" calcext:value-type="float">
            <text:p>0.329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6,7],[]] <text:s text:c="3"/>Moves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FREQUENCY([.$C$1:.$C$40320]; [.E19])" office:value-type="float" office:value="2681" calcext:value-type="float">
            <text:p>2681</text:p>
          </table:table-cell>
          <table:table-cell table:style-name="ce1" table:formula="of:=[.F19]-[.F18]" office:value-type="float" office:value="869" calcext:value-type="float">
            <text:p>869</text:p>
          </table:table-cell>
          <table:table-cell table:style-name="ce2" table:formula="of:=[.G19]/[.$F$29]" office:value-type="float" office:value="0.158" calcext:value-type="float">
            <text:p>0.1580</text:p>
          </table:table-cell>
          <table:table-cell table:style-name="ce2" table:formula="of:=[.F19]/[.$F$29]" office:value-type="float" office:value="0.487454545454545" calcext:value-type="float">
            <text:p>0.4875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5,7,6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FREQUENCY([.$C$1:.$C$40320]; [.E20])" office:value-type="float" office:value="3628" calcext:value-type="float">
            <text:p>3628</text:p>
          </table:table-cell>
          <table:table-cell table:style-name="ce1" table:formula="of:=[.F20]-[.F19]" office:value-type="float" office:value="947" calcext:value-type="float">
            <text:p>947</text:p>
          </table:table-cell>
          <table:table-cell table:style-name="ce2" table:formula="of:=[.G20]/[.$F$29]" office:value-type="float" office:value="0.172181818181818" calcext:value-type="float">
            <text:p>0.1722</text:p>
          </table:table-cell>
          <table:table-cell table:style-name="ce2" table:formula="of:=[.F20]/[.$F$29]" office:value-type="float" office:value="0.659636363636364" calcext:value-type="float">
            <text:p>0.659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5,7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FREQUENCY([.$C$1:.$C$40320]; [.E21])" office:value-type="float" office:value="4476" calcext:value-type="float">
            <text:p>4476</text:p>
          </table:table-cell>
          <table:table-cell table:style-name="ce1" table:formula="of:=[.F21]-[.F20]" office:value-type="float" office:value="848" calcext:value-type="float">
            <text:p>848</text:p>
          </table:table-cell>
          <table:table-cell table:style-name="ce2" table:formula="of:=[.G21]/[.$F$29]" office:value-type="float" office:value="0.154181818181818" calcext:value-type="float">
            <text:p>0.1542</text:p>
          </table:table-cell>
          <table:table-cell table:style-name="ce2" table:formula="of:=[.F21]/[.$F$29]" office:value-type="float" office:value="0.813818181818182" calcext:value-type="float">
            <text:p>0.8138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6,7,5],[]] <text:s text:c="3"/>Moves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FREQUENCY([.$C$1:.$C$40320]; [.E22])" office:value-type="float" office:value="5011" calcext:value-type="float">
            <text:p>5011</text:p>
          </table:table-cell>
          <table:table-cell table:style-name="ce1" table:formula="of:=[.F22]-[.F21]" office:value-type="float" office:value="535" calcext:value-type="float">
            <text:p>535</text:p>
          </table:table-cell>
          <table:table-cell table:style-name="ce2" table:formula="of:=[.G22]/[.$F$29]" office:value-type="float" office:value="0.0972727272727273" calcext:value-type="float">
            <text:p>0.0973</text:p>
          </table:table-cell>
          <table:table-cell table:style-name="ce2" table:formula="of:=[.F22]/[.$F$29]" office:value-type="float" office:value="0.911090909090909" calcext:value-type="float">
            <text:p>0.9111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5,6],[]] <text:s text:c="3"/>Moves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FREQUENCY([.$C$1:.$C$40320]; [.E23])" office:value-type="float" office:value="5308" calcext:value-type="float">
            <text:p>5308</text:p>
          </table:table-cell>
          <table:table-cell table:style-name="ce1" table:formula="of:=[.F23]-[.F22]" office:value-type="float" office:value="297" calcext:value-type="float">
            <text:p>297</text:p>
          </table:table-cell>
          <table:table-cell table:style-name="ce2" table:formula="of:=[.G23]/[.$F$29]" office:value-type="float" office:value="0.054" calcext:value-type="float">
            <text:p>0.0540</text:p>
          </table:table-cell>
          <table:table-cell table:style-name="ce2" table:formula="of:=[.F23]/[.$F$29]" office:value-type="float" office:value="0.965090909090909" calcext:value-type="float">
            <text:p>0.9651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4,8],[7,6,5],[]] <text:s text:c="3"/>Moves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FREQUENCY([.$C$1:.$C$40320]; [.E24])" office:value-type="float" office:value="5468" calcext:value-type="float">
            <text:p>5468</text:p>
          </table:table-cell>
          <table:table-cell table:style-name="ce1" table:formula="of:=[.F24]-[.F23]" office:value-type="float" office:value="160" calcext:value-type="float">
            <text:p>160</text:p>
          </table:table-cell>
          <table:table-cell table:style-name="ce2" table:formula="of:=[.G24]/[.$F$29]" office:value-type="float" office:value="0.0290909090909091" calcext:value-type="float">
            <text:p>0.0291</text:p>
          </table:table-cell>
          <table:table-cell table:style-name="ce2" table:formula="of:=[.F24]/[.$F$29]" office:value-type="float" office:value="0.994181818181818" calcext:value-type="float">
            <text:p>0.9942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7,8],[]] <text:s text:c="3"/>Moves</text:p>
          </table:table-cell>
          <table:table-cell office:value-type="float" office:value="9" calcext:value-type="float">
            <text:p>9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FREQUENCY([.$C$1:.$C$40320]; [.E25])" office:value-type="float" office:value="5498" calcext:value-type="float">
            <text:p>5498</text:p>
          </table:table-cell>
          <table:table-cell table:style-name="ce1" table:formula="of:=[.F25]-[.F24]" office:value-type="float" office:value="30" calcext:value-type="float">
            <text:p>30</text:p>
          </table:table-cell>
          <table:table-cell table:style-name="ce2" table:formula="of:=[.G25]/[.$F$29]" office:value-type="float" office:value="0.00545454545454546" calcext:value-type="float">
            <text:p>0.0055</text:p>
          </table:table-cell>
          <table:table-cell table:style-name="ce2" table:formula="of:=[.F25]/[.$F$29]" office:value-type="float" office:value="0.999636363636364" calcext:value-type="float">
            <text:p>0.9996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6,8,7],[]] <text:s text:c="3"/>Moves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FREQUENCY([.$C$1:.$C$40320]; [.E26])" office:value-type="float" office:value="5500" calcext:value-type="float">
            <text:p>5500</text:p>
          </table:table-cell>
          <table:table-cell table:style-name="ce1" table:formula="of:=[.F26]-[.F25]" office:value-type="float" office:value="2" calcext:value-type="float">
            <text:p>2</text:p>
          </table:table-cell>
          <table:table-cell table:style-name="ce2" table:formula="of:=[.G26]/[.$F$29]" office:value-type="float" office:value="0.000363636363636364" calcext:value-type="float">
            <text:p>0.0004</text:p>
          </table:table-cell>
          <table:table-cell table:style-name="ce2" table:formula="of:=[.F26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6,8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FREQUENCY([.$C$1:.$C$40320]; [.E27])" office:value-type="float" office:value="5500" calcext:value-type="float">
            <text:p>5500</text:p>
          </table:table-cell>
          <table:table-cell table:style-name="ce1" table:formula="of:=[.F27]-[.F26]" office:value-type="float" office:value="0" calcext:value-type="float">
            <text:p>0</text:p>
          </table:table-cell>
          <table:table-cell table:style-name="ce2" table:formula="of:=[.G27]/[.$F$29]" office:value-type="float" office:value="0" calcext:value-type="float">
            <text:p>0.0000</text:p>
          </table:table-cell>
          <table:table-cell table:style-name="ce2" table:formula="of:=[.F27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7,8,6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FREQUENCY([.$C$1:.$C$40320]; [.E28])" office:value-type="float" office:value="5500" calcext:value-type="float">
            <text:p>5500</text:p>
          </table:table-cell>
          <table:table-cell table:style-name="ce1" table:formula="of:=[.F28]-[.F27]" office:value-type="float" office:value="0" calcext:value-type="float">
            <text:p>0</text:p>
          </table:table-cell>
          <table:table-cell table:style-name="ce2" table:formula="of:=[.G28]/[.$F$29]" office:value-type="float" office:value="0" calcext:value-type="float">
            <text:p>0.0000</text:p>
          </table:table-cell>
          <table:table-cell table:style-name="ce2" table:formula="of:=[.F28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6,7],[]] <text:s text:c="3"/>Moves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FREQUENCY([.$C$1:.$C$40320]; [.E29])" office:value-type="float" office:value="5500" calcext:value-type="float">
            <text:p>5500</text:p>
          </table:table-cell>
          <table:table-cell table:style-name="ce1" table:formula="of:=[.F29]-[.F28]" office:value-type="float" office:value="0" calcext:value-type="float">
            <text:p>0</text:p>
          </table:table-cell>
          <table:table-cell table:style-name="ce2" table:formula="of:=[.G29]/[.$F$29]" office:value-type="float" office:value="0" calcext:value-type="float">
            <text:p>0.0000</text:p>
          </table:table-cell>
          <table:table-cell table:style-name="ce2" table:formula="of:=[.F29]/[.$F$29]" office:value-type="float" office:value="1" calcext:value-type="float">
            <text:p>1.0000</text:p>
          </table:table-cell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4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7],[8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5,8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6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4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6],[8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7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4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6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5],[7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6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3,8,7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5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6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3,8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6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6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7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5,8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3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7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5],[8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3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7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6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3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6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5],[8,6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6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7,8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3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6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5],[7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4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7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6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4,8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4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3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3],[7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6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3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5,8,7],[6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7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7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7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5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7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3,8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3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3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5],[8,7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5,7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4,8],[7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3],[8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7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4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5,8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4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3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5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3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3,8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4,8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3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5],[8,4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7,8],[5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5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3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4],[7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4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6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5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5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6,8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4],[8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4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6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5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3,8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6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3,8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6,8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5],[8,6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5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6],[8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4,8],[6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4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3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6],[8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3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5,8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4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3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4],[8,5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4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3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6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4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5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3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3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4],[6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3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3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7,8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5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6,7,5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5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4],[7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4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6,7,4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5],[7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4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3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6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3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3,7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6,7,3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3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5],[7,6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3,7,5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6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5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4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4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6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4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3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6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4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5,7],[6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4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3],[7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5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5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4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3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4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3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5],[7,4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3,5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6,7],[5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5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3],[6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3,6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5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3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4],[6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4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3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3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4,6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5],[6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4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3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2,8,7,6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7,8],[]] <text:s text:c="3"/>Move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6,8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7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5],[8,7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7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4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4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6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7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5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5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4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5],[8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7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6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5],[8,6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4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4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6],[8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5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4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7,8],[6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4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4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5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4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6],[7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2,8,7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6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6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7],[8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6],[8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7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5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7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2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6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5],[8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7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5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6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4,8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4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2,8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2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6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4,8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7],[8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6,8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6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4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4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6],[7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2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4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5,8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4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4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7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5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4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4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7],[8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2,8],[7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5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2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2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2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7,8,2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2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5],[8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7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2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4,8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4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2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2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7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2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5,8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4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5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2],[8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2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5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4],[8,5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2,8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4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2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5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7,8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5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2],[7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2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2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2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4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2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6,8,7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5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6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4],[8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4,8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5],[8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6],[8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4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2,8],[6,5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5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2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6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2,8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2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6,8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5],[8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6],[8,5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4,8],[6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4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6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2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6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5,8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5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2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2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5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4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2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4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5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2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6,8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4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4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5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2],[6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2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4],[6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2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4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5],[6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7,8,6],[5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5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6,7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4],[7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6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4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6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5],[7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4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5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6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2,7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5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5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2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6,7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2,7,6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2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6,7,2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2,6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5],[7,6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5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2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6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5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4,7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4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2],[7,6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4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6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2,6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5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4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5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2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5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2,7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5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4],[7,5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2,7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4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5],[7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2,5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4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6,7],[5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4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5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2],[6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2,6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5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4],[6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4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2,6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2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4,6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2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5],[6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4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2,5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2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4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3,8,7,6],[5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6,8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7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5],[8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7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6],[8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7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5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6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5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3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6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7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3],[8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6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6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7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5,8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3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7,8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5],[8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5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7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5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6,8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3],[8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6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7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3],[7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3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6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3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2,8,7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5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7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6],[8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6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5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5,8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6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5,6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7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6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5,7,6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2,8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5,8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5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7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5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6,8],[7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6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5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2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7,8],[6,5,2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5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6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2],[7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6,7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5],[7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6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2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5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3,8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7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3],[8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2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2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6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7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3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6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3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7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3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6],[7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5,8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5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3],[8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5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3,8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3,7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5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2,8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5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7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2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2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7,8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2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5],[8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2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5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7],[8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5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3,8],[7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3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3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7],[8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5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3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2],[8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2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3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2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3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2,3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5],[8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3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7,8],[5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5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3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2],[7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2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5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3],[7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2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6,8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5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6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3],[8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6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3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6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5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5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6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3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2,8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5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6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2],[8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6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2,8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2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5],[8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6],[8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2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3,8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3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2],[8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6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3],[8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6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2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5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3,8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2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2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5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3],[8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3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2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5],[8,3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6,8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5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3,6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3,5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2],[6,5,3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2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5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2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2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3,5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7,8,6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6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3],[7,6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6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5],[7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3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5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6],[7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3,6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5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2,7],[6,5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5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6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2],[7,6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6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2,7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6,7,2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2,6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5],[7,6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5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2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6],[7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5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2,6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5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2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3,7],[6,5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3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2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6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2,7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3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5,7],[6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3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5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2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5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2,7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5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3],[7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3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2,7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2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3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5],[7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3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2,5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3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6,7],[5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5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3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5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2],[6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5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2,6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5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2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3],[6,5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3,6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2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2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3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5],[6,3,2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2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2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3,5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4,8,7,6],[5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7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6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7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6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3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3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3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7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6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7],[8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4,8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3],[8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4],[8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6,8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3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3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6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7,8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4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3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4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3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3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6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2,8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7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6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4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6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6,8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6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7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4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4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2,8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6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2,8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6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6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7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2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4,8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4,8,7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2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4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7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6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2],[8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4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4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6],[8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7,8],[6,4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4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6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2],[7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2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4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2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2,7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4,7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6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2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4,6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3,8,7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7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3],[8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6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3,8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6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7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2,8],[7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6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7,8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2],[8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7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6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6,8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7],[8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3,8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3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7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2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7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3],[8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2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3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6,8],[7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3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3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6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2],[8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6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2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6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3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7,8],[6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6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3,7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6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2],[7,6,3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2,7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6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3],[7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2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2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3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2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6],[7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4,8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4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7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3],[8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7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4],[8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3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3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4,8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7],[8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3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3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4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2,8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7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4,8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7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2],[8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2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7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4],[8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2,8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2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4,8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7],[8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4,7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3,8],[7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7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7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2],[8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7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2,8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7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3],[8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2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7],[8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4,8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3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4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2],[8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2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3],[8,4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3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2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3,8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2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4],[8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2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7,8],[4,3,2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3,7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2],[7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4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2,7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3],[7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3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2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6,8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4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6,8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3],[8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4],[8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6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3,6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3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2,8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6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4,8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6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2],[8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6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2,8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2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6,8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4],[8,6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4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2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4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6],[8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2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2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3,8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3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6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2],[8,6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6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2,8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2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6,8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3],[8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2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2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6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2,6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4,8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3,8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4,8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2],[8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4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2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4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3],[8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2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2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3,8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4],[8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2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6,8],[4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3,6,4],[]] <text:s text:c="3"/>Moves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3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2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2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4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2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4],[6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2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3,4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7,8,6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6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3],[7,6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3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4],[7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3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4,7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6],[7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4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3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3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4,6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3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2,7],[6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6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4,7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4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6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4,6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2],[7,6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6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2,7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6,7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2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4],[7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2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6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2,6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4,6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2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3,7],[6,4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6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3,7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6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3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2],[7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6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2,7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2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6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2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3],[7,6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2,7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2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3,7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6],[7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3,6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2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3,6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4,7],[6,3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4,7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2],[7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4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2,7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4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3],[7,4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3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2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2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3,7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4],[7,3,2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2,4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2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3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2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6,7],[4,3,2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4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3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3,6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4,6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3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2],[6,4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4,6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2,6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4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2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3],[6,4,2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3,6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2,6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2,6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3,6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2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4],[6,3,2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3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2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2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3,4,2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2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5,8,7,6],[4,3,2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5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5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7,8,5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5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4],[8,7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7,8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4,8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4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7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4,7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5],[8,7,4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4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5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7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4,7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5,7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3,8],[7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5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5,8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7,8,5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5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3],[8,7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7,8],[]] <text:s text:c="3"/>Moves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3,8,7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3,8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7,8,3],[]] <text:s text:c="3"/>Moves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3,7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5],[8,7,3],[]] <text:s text:c="3"/>Moves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5,8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3,8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3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5,8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7],[8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3,7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4,8],[7,5,3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7,8],[]] <text:s text:c="3"/>Moves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4,8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7,8,4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3],[8,7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7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3,8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7,8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3,7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4],[8,7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4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3,8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3,8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4,8,3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3,4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7],[8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4,7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3,7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3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3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5,8],[7,4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5,8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4,8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4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5,8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4,5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3],[8,5,4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5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3,8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5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3,5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4],[8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4,8],[]] <text:s text:c="3"/>Move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3,8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3,8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4,8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3,4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5],[8,4,3],[]] <text:s text:c="3"/>Moves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4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3,5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3,5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4,5,3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3,4],[]] <text:s text:c="3"/>Moves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7,8],[5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5,7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4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4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5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4,5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3],[7,5,4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5,7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3,7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5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3,5],[]] <text:s text:c="3"/>Moves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4],[7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4,7],[]] <text:s text:c="3"/>Moves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3,7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3,7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4,7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5],[7,4,3],[]] <text:s text:c="3"/>Moves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4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3,5,4],[]] <text:s text:c="3"/>Moves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3,5],[]] <text:s text:c="3"/>Moves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4,5,3],[]] <text:s text:c="3"/>Moves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3,4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2,8,7],[5,4,3],[]] <text:s text:c="3"/>Moves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5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7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4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5],[8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7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4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2,8],[7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5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2],[8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7,8],[]] <text:s text:c="3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2,8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7,8,2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2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5],[8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2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7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4,8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4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7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2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2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7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2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5,8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4],[8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7,8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4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4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4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2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5],[7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3,8,7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3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7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7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5],[8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7],[8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2,8],[7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7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2],[8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5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5,8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2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5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7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2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3,8],[7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7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2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3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7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3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5,8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5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2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7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5,7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3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5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3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2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2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5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2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5],[7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2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4,8,7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3],[8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3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4],[8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7],[8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3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2,8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2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2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7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4],[8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2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2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4,8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7],[8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2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4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3,8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3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7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2],[8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2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7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3],[8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2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7],[8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2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4,8],[7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3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4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2],[8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2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7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3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4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2],[7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2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4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3],[7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2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2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5,8,7],[4,3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3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3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5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4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2,8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5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4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2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4,8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5],[8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3,8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2],[8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5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3],[8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2,8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2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3,8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5],[8,3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4,8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3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4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2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2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4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3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3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4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5,8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7,8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3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2,7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5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2],[7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2,7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5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4],[7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4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5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3,7],[5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3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2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2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3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2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3,7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5],[7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2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4,7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2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3],[7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2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4],[7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5,7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3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4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2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6,8,7,5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5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4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4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6,8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5],[8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4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6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3,8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3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6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3,8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3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6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3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5],[8,6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6],[8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5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4,8],[6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4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6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3],[8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3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6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4],[8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6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5,8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3],[8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4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5],[8,4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6,8],[5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3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3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4],[6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5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3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2,8,6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6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4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4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6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5],[8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6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4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4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5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2,8],[6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6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2],[8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6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2,8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2,8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6,8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2,6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5],[8,6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2,8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5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6],[8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5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4,8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2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2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6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4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5,8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5,8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2],[8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4],[8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2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4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5],[8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6,8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2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5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4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4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5],[6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2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3,8,6],[5,4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5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3],[8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6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3,8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6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5],[8,6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6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2,8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5,8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2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5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6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2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2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3,8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2],[8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3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6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5,8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5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2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3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2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3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5],[8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2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3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6,8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2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2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5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3],[6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5],[6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2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4,8,6],[5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4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3],[8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6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4],[8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3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4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6],[8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3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2,8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4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6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2],[8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2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2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6,8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4],[8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6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2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2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4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4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6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3,8],[6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3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3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6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6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2],[8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2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2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6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6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8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3],[8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2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2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3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3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8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6],[8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2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2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3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3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6,2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4,8],[6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3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3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2],[8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2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4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4,8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8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2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4],[8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2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3,2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6,8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3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3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4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4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6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2],[6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2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2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4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4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6,2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3],[6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2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2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3,2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3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6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4],[6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2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3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4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5,8,6],[4,3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5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8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3],[8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3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5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5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4],[8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8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5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4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5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2,8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4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5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2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2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2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5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5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8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4],[8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2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2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4,2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4,8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8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5],[8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3,8],[5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5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5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2],[8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2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2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5,2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5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8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3],[8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2,3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2,8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3,2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3,8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8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5],[8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2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4,8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3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3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4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2],[8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2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2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4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4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8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3],[8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2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2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3,2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3,8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8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4],[8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2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2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3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3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4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5,8],[4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3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4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5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2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2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2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4,2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4,5,2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3],[5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2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2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3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5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4],[5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6,8,5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4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4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5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6,4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3],[6,5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3,5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3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5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5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6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4],[6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3,4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3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4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4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6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5],[6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3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4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4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2,6],[5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4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4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5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6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2],[6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2,5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2,6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5,2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5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6,2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4],[6,5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2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2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4,2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4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6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5],[6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2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4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3,6],[5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3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5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5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2],[6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2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5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3],[6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2,3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2,6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3,2,6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3,6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6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5],[6,3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3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5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4,6],[5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3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4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4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2],[6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2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4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6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3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2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2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3,6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6,2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4],[6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3,4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5,6],[4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2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2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4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4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5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3],[5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2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4],[5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2,3,4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3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3,4,2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7,8,6,5],[4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5,6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5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6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6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7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4],[7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4,6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4,7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6,4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6,7,4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7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5],[7,6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4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4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5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5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7,4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6],[7,5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4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5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5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6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3,7],[6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5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5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6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6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3],[7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3,6,7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3,7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6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6,7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7,3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5],[7,6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5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6],[7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3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5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6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4,7],[6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4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4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6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6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7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3],[7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3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6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6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7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4],[7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3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6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3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3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6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5,7],[6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4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5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3],[7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5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3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4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7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5],[7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3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6,7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4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4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3],[6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3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5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4],[6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3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4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4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5],[6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4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2,7,6],[5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5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5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6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4],[7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4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4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6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6,7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7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5],[7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4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5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6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2,7],[6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5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5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6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6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7,5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2],[7,6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2,6,7],[]] <text:s text:c="3"/>Moves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2,7,6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6,2,7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6,7,2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7,2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5],[7,6,2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2,5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2,7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5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7,2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6],[7,5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5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4,7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4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4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6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6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7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2],[7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4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2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2,7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4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7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6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2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2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4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4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5,7],[6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4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5,4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5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7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2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2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5,7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7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4],[7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2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4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4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7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5],[7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2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4,5,2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6,7],[5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4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6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2],[6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2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2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5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5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6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4],[6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2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2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4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4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6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5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5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3,7,6],[5,4,2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5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5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6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3],[7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3,6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3,7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6,3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6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7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5],[7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3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3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5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7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6],[7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5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5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6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2,7],[6,5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5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5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6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6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7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2],[7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5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5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5,7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6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2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5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5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6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3,7],[6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3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3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6,3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7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2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3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2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3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7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6],[7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2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2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3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6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5,7],[6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3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7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2],[7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2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2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5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3],[7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2,3,7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2,7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3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3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7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5],[7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2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2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3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3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5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6,7],[5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3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5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6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2],[6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2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2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5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5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3],[6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2,3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2,6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3,2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3,6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6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5],[6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4,7,6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4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4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6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6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7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3],[7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3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3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6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7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4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4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4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6],[7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3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3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4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6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2,7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4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4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6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6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7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2],[7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2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2,7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6,2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6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7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4],[7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4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6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4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4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6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3,7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3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6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6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7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2],[7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2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2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6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6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7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3],[7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6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2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2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3,2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3,6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6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4,7],[6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3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3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2],[7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2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4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7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3],[7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3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4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2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2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3,2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3,4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4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6,7],[4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3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4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6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2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2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2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4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4,6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3],[6,4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2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2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3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3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6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4],[6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2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3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5,7,6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4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4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5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7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3],[7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3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7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4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3,4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3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4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7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5],[7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2,7],[5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4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7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2],[7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2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2,7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5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5,7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7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4],[7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2,4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2,7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4,2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4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7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5],[7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2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4,2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3,7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3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3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5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7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2],[7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2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2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5,2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5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7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3],[7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2,3,7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2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3,2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3,7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7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5],[7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2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3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4,7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3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3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4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7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2],[7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2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2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4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4,7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7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3],[7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2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2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3,2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3,7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7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4],[7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2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3,2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4,2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5,7],[4,3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3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3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4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5,3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2],[5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2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4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4,5,2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5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3],[5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2,3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3,2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3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5,2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4],[5,3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2,3,4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2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3,2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4,2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6,7,5],[4,3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4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5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5,6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6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3],[6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3,5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5,3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4],[6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3,4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3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4,3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4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6,3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5],[6,4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3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3,5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4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4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5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2,6],[5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4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4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5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5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6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2],[6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2,5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2,6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5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5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6,2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4],[6,5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2,4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2,6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4,2,6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4,6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6,2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5],[6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2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4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3,6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3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3,6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5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5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6,3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2],[6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2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2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5,2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5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6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3],[6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2,3,6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2,6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3,2,6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3,6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6,2,3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5],[6,3,2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2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3,5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5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4,6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3,4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3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4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4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6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2],[6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2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2,6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4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4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6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3],[6,4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2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2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3,2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3,6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6,2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4],[6,3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2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2,4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3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3,4,2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5,6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4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4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5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2],[5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2,4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2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4,2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4,5,2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5,2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3],[5,4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2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2,5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3,2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3,5,2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5,2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4],[5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2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2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3,2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3,4,2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4,2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1,8,7,6,5],[4,3,2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6,7,8],[]] <text:s text:c="3"/>Moves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6,8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7,6,8],[]] <text:s text:c="3"/>Moves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7,8,6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8,6,7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5],[8,7,6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5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5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7,5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7,8,5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8,5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6],[8,7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5,6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5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6,5,8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7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5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5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6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6,7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7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4,8],[7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6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6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7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7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8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4],[8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4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4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7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7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8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6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4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4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6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6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8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7],[8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4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4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6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6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7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5,8],[7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5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7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8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4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4,8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7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5],[8,7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4,5,8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5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8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7],[8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4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5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7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6,8],[7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5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5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6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6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8,5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4],[8,6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4,6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4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6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6,8,4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8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5],[8,6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4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5,4,8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5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6],[8,5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4,5,6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5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5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6,4,5],[]] <text:s text:c="3"/>Move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7,8],[6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5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5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6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6,7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7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4],[7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4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4,7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6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6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7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5],[7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5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5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7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6],[7,5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4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4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5,4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5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6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3,8,7],[6,5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6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6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7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7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8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5],[8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5,7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5,8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7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8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6],[8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5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5,8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6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6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8,5,6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7],[8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5,6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5,7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6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6,7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7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3,8],[7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6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6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7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7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8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3],[8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3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6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3,6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3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6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8,3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7],[8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3,6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6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7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5,8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5,7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5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7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8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3],[8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3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3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7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7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8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5],[8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3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3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5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5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8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7],[8,5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3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5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5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6,8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5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5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6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6,8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8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3],[8,6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3,6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3,8,6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6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6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8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5],[8,6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3,5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3,8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5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5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8,3,5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6],[8,5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3,6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6,3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7,8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5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5,7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6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6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7,5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3],[7,6,5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3,6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3,7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6,3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6,7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7,3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5],[7,6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3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5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5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7,3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6],[7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3,5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3,6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5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5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6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4,8,7],[6,5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6,7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6,8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7,6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7,8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8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4],[8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4,7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6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4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4,8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6,8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8,4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7],[8,6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4,6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4,7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6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6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7,4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3,8],[7,6,4],[]] <text:s text:c="3"/>Moves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6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6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7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7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8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3],[8,7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3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3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7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6],[8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3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3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6,3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6,8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8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7],[8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3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3,7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6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6,7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7,3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4,8],[7,6,3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4,7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4,8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7,4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7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8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3],[8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3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7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8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4],[8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3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3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4,3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4,8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8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7],[8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3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4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4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7,3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6,8],[7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4,6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4,8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6,4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6,8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8,4,6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3],[8,6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3,6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3,8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6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6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8,3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4],[8,6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3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3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4,3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4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6],[8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3,4,6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3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4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4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6,3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7,8],[6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4,6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4,7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6,4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6,7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7,4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3],[7,6,4],[]] <text:s text:c="3"/>Moves</text:p>
          </table:table-cell>
          <table:table-cell table:style-name="Default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3,6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3,7,6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6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6,7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7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4],[7,6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3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3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4,3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4,7,3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7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6],[7,4,3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3,4,6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3,6,4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4,3,6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4,6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6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5,8,7],[6,4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5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5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7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7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8,5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4],[8,7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4,7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4,8,7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7,4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7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8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5],[8,7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4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4,8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5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8,4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7],[8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4,5,7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5,7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7,4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3,8],[7,5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5,7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5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7,5,8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7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8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3],[8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3,7,8],[]] <text:s text:c="3"/>Moves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3,8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7,3,8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7,8,3],[]] <text:s text:c="3"/>Moves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8,3,7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5],[8,7,3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3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3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5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5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8,3,5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7],[8,5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3,5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3,7,5],[]] <text:s text:c="3"/>Moves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5,3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5,7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7,3,5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4,8],[7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4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4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7,4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7,8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8,4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3],[8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3,7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3,8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7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7,8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8,3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4],[8,7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3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3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4,3,8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4,8,3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8,3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7],[8,4,3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3,4,7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3,7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4,3,7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4,7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7,3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5,8],[7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4,5,8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4,8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5,4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5,8,4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8,4,5],[]] <text:s text:c="3"/>Moves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3],[8,5,4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3,5,8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3,8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5,3,8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5,8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8,3,5],[]] <text:s text:c="3"/>Moves</text:p>
          </table:table-cell>
          <table:table-cell table:style-name="Default"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4],[8,5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3,4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3,8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4,3,8],[]] <text:s text:c="3"/>Moves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4,8,3],[]] <text:s text:c="3"/>Moves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8,3,4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5],[8,4,3],[]] <text:s text:c="3"/>Moves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3,4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3,5,4],[]] <text:s text:c="3"/>Moves</text:p>
          </table:table-cell>
          <table:table-cell table:style-name="Default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4,3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4,5,3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5,3,4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7,8],[5,4,3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8,3],[4,5,7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8,3],[4,7,5],[]] <text:s text:c="3"/>Moves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8,3],[5,4,7],[]] <text:s text:c="3"/>Moves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rt state</text:p>
          </table:table-cell>
          <table:table-cell office:value-type="string" calcext:value-type="string">
            <text:p><text:s/>[[e],[2,1,6,8,3],[5,7,4],[]] <text:s text:c="3"/>Moves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6"/>
        </table:table-row>
        <table:table-row table:style-name="ro1" table:number-rows-repeated="104307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/00/0000</text:date>, <text:time style:data-style-name="N2" text:time-value="06:22:29.902432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19-11-13T06:23:25.863930665</dc:date>
    <meta:editing-duration>PT31M51S</meta:editing-duration>
    <meta:editing-cycles>13</meta:editing-cycles>
    <meta:document-statistic meta:table-count="1" meta:cell-count="1663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interval-major="0.2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11.624cm" xlink:href=".." xlink:type="simple" chart:class="chart:line" chart:style-name="ch1">
        <chart:title svg:x="2.848cm" svg:y="0.368cm" chart:style-name="ch2">
          <text:p>Number of Moves for Full Inglenook Sidings Puzzle</text:p>
        </chart:title>
        <chart:plot-area chart:style-name="ch3" table:cell-range-address="solutions.E4:solutions.E29 solutions.I3:solutions.I29" chart:data-source-has-labels="both" svg:x="1.33cm" svg:y="1.379cm" svg:width="14.347cm" svg:height="9.032cm">
          <chartooo:coordinate-region svg:x="2.242cm" svg:y="1.578cm" svg:width="13.248cm" svg:height="8.186cm"/>
          <chart:axis chart:dimension="x" chart:name="primary-x" chart:style-name="ch4" chartooo:axis-type="auto">
            <chartooo:date-scale/>
            <chart:title svg:x="7.969cm" svg:y="10.643cm" chart:style-name="ch5">
              <text:p>Moves</text:p>
            </chart:title>
            <chart:categories table:cell-range-address="solutions.E4:solutions.E29"/>
          </chart:axis>
          <chart:axis chart:dimension="y" chart:name="primary-y" chart:style-name="ch6">
            <chart:title svg:x="0.451cm" svg:y="7.579cm" chart:style-name="ch7">
              <text:p>Cumulative Frequency</text:p>
            </chart:title>
            <chart:grid chart:style-name="ch8" chart:class="major"/>
          </chart:axis>
          <chart:series chart:style-name="ch9" chart:values-cell-range-address="solutions.I4:solutions.I29" chart:label-cell-address="solutions.I3:solutions.I3" chart:class="chart:line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 Freq</text:p>
                <draw:g>
                  <svg:desc>solutions.I3:solutions.I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181818181818182">
                <text:p>0.000181818181818182</text:p>
                <draw:g>
                  <svg:desc>solutions.I4:solutions.I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0181818181818182">
                <text:p>0.0001818181818181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181818181818182">
                <text:p>0.0001818181818181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181818181818182">
                <text:p>0.000181818181818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181818181818182">
                <text:p>0.0001818181818181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45454545454545">
                <text:p>0.001454545454545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45454545454545">
                <text:p>0.0014545454545454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345454545454545">
                <text:p>0.003454545454545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763636363636364">
                <text:p>0.0076363636363636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63636363636364">
                <text:p>0.0163636363636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5454545454545">
                <text:p>0.03054545454545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623636363636364">
                <text:p>0.06236363636363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116727272727273">
                <text:p>0.11672727272727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06727272727273">
                <text:p>0.20672727272727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9454545454545">
                <text:p>0.329454545454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87454545454545">
                <text:p>0.48745454545454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9636363636364">
                <text:p>0.659636363636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813818181818182">
                <text:p>0.81381818181818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11090909090909">
                <text:p>0.91109090909090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65090909090909">
                <text:p>0.9650909090909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94181818181818">
                <text:p>0.99418181818181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99636363636364">
                <text:p>0.99963636363636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21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olutions.E4:solutions.E29 solutions.H4:solutions.H29" chart:data-source-has-labels="column" svg:x="0.32cm" svg:y="0.18cm" svg:width="15.36cm" svg:height="8.64cm">
          <chartooo:coordinate-region svg:x="1.232cm" svg:y="0.379cm" svg:width="14.448cm" svg:height="7.794cm"/>
          <chart:axis chart:dimension="x" chart:name="primary-x" chart:style-name="ch3" chartooo:axis-type="auto">
            <chartooo:date-scale/>
            <chart:categories table:cell-range-address="solutions.E4:solutions.E2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olutions.H4:solutions.H29" chart:class="chart:bar">
            <chart:data-point chart:repeated="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olutions.E4:solutions.E29</svg:desc>
                </draw:g>
              </table:table-cell>
              <table:table-cell office:value-type="float" office:value="0.000181818181818182">
                <text:p>0.000181818181818182</text:p>
                <draw:g>
                  <svg:desc>solutions.H4:solutions.H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127272727272727">
                <text:p>0.001272727272727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418181818181818">
                <text:p>0.00418181818181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872727272727273">
                <text:p>0.008727272727272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141818181818182">
                <text:p>0.01418181818181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318181818181818">
                <text:p>0.03181818181818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543636363636364">
                <text:p>0.05436363636363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122727272727273">
                <text:p>0.12272727272727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72181818181818">
                <text:p>0.1721818181818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54181818181818">
                <text:p>0.15418181818181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972727272727273">
                <text:p>0.09727272727272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290909090909091">
                <text:p>0.029090909090909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545454545454546">
                <text:p>0.005454545454545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363636363636364">
                <text:p>0.00036363636363636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